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11cm" fo:min-width="3.853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44cm" fo:min-width="2.04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2" draw:marker-end-width="0.3cm" draw:fill="none" draw:textarea-vertical-align="top" loext:decorative="false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385cm" fo:min-width="1.087cm" loext:decorative="false"/>
      <style:paragraph-properties style:writing-mode="lr-tb"/>
    </style:style>
    <style:style style:name="gr13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2" draw:marker-end-width="0.3cm" draw:fill="none" draw:textarea-vertical-align="top" loext:decorative="false"/>
      <style:paragraph-properties style:writing-mode="lr-tb"/>
    </style:style>
    <style:style style:name="gr16" style:family="graphic" style:parent-style-name="objectwithoutfill">
      <style:graphic-properties draw:marker-end="Arrowheads_20_13" draw:marker-end-width="0.3cm" draw:fill="none" draw:textarea-vertical-align="top" loext:decorative="false"/>
      <style:paragraph-properties style:writing-mode="lr-tb"/>
    </style:style>
    <style:style style:name="gr17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8" style:family="graphic" style:parent-style-name="standard">
      <style:graphic-properties draw:fill-color="#dee6ef" draw:textarea-horizontal-align="justify" draw:textarea-vertical-align="top" draw:auto-grow-height="false" fo:min-height="2.607cm" fo:min-width="5.532cm" loext:decorative="false"/>
      <style:paragraph-properties style:writing-mode="lr-tb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b4c7dc"/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-color="#ffffff"/>
      <style:paragraph-properties fo:text-align="center"/>
      <style:text-properties fo:font-size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0" style:family="paragraph">
      <style:paragraph-properties fo:text-align="start"/>
      <style:text-properties fo:font-size="12pt"/>
    </style:style>
    <style:style style:name="P11" style:family="paragraph">
      <loext:graphic-properties draw:fill-color="#dee6ef"/>
      <style:paragraph-properties fo:text-align="start"/>
      <style:text-properties fo:font-size="12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1.27cm" svg:x="11.16cm" svg:y="7.667cm">
          <text:p text:style-name="P1">let bottles = initial_count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0.953cm" svg:x="7.667cm" svg:y="2.587cm">
          <text:p text:style-name="P3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08cm" svg:height="1.587cm" svg:x="7.35cm" svg:y="4.492cm">
          <text:p text:style-name="P1">Is initial_count &gt; 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9.889cm" svg:y1="3.54cm" svg:x2="9.89cm" svg:y2="4.492cm" draw:start-shape="id1" draw:start-glue-point="2" draw:end-shape="id2" draw:end-glue-point="4" svg:d="M9889 3540v476h1v476" svg:viewBox="0 0 2 953">
          <text:p/>
        </draw:connector>
        <draw:connector draw:style-name="gr5" draw:text-style-name="P6" draw:layer="layout" svg:x1="12.43cm" svg:y1="5.286cm" svg:x2="13.7cm" svg:y2="7.667cm" draw:start-shape="id2" draw:start-glue-point="7" draw:end-shape="id3" draw:end-glue-point="0" svg:d="M12430 5286h1270v2381" svg:viewBox="0 0 1271 2382">
          <text:p text:style-name="P5">yes</text:p>
        </draw:connector>
        <draw:custom-shape draw:style-name="gr1" draw:text-style-name="P2" xml:id="id4" draw:id="id4" draw:layer="layout" svg:width="5.08cm" svg:height="1.27cm" svg:x="7.985cm" svg:y="12.43cm">
          <text:p text:style-name="P1">Print out current bottles of bee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08cm" svg:height="1.27cm" svg:x="11.16cm" svg:y="15.287cm">
          <text:p text:style-name="P1">Print out “Take one down” with bottles-1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25cm" svg:y1="13.7cm" svg:x2="13.7cm" svg:y2="15.287cm" draw:start-shape="id4" draw:start-glue-point="2" draw:end-shape="id5" draw:end-glue-point="0" svg:d="M10525 13700v794h3175v793" svg:viewBox="0 0 3176 1588">
          <text:p/>
        </draw:connector>
        <draw:custom-shape draw:style-name="gr3" draw:text-style-name="P1" xml:id="id6" draw:id="id6" draw:layer="layout" svg:width="5.08cm" svg:height="1.587cm" svg:x="11.16cm" svg:y="9.89cm">
          <text:p text:style-name="P1">Is bottles 1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5.08cm" svg:height="1.27cm" svg:x="14.335cm" svg:y="12.43cm">
          <text:p text:style-name="P1">Print out “1 bottle” of be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6.24cm" svg:y1="10.684cm" svg:x2="16.875cm" svg:y2="12.43cm" draw:start-shape="id6" draw:start-glue-point="7" draw:end-shape="id7" draw:end-glue-point="0" svg:d="M16240 10684h635v1746" svg:viewBox="0 0 636 1747">
          <text:p/>
        </draw:connector>
        <draw:connector draw:style-name="gr8" draw:text-style-name="P4" draw:layer="layout" svg:x1="11.16cm" svg:y1="10.684cm" svg:x2="10.525cm" svg:y2="12.43cm" draw:start-shape="id6" draw:start-glue-point="5" draw:end-shape="id4" draw:end-glue-point="0" svg:d="M11160 10684h-635v1746" svg:viewBox="0 0 636 1747">
          <text:p/>
        </draw:connector>
        <draw:connector draw:style-name="gr9" draw:text-style-name="P4" draw:layer="layout" svg:x1="16.875cm" svg:y1="13.7cm" svg:x2="13.7cm" svg:y2="15.287cm" draw:start-shape="id7" draw:start-glue-point="2" draw:end-shape="id5" draw:end-glue-point="0" svg:d="M16875 13700v794h-3175v793" svg:viewBox="0 0 3176 1588">
          <text:p/>
        </draw:connector>
        <draw:connector draw:style-name="gr10" draw:text-style-name="P4" xml:id="id9" draw:id="id9" draw:layer="layout" svg:x1="13.7cm" svg:y1="8.937cm" svg:x2="13.7cm" svg:y2="9.89cm" draw:start-shape="id3" draw:start-glue-point="2" draw:end-shape="id6" draw:end-glue-point="4" svg:d="M13700 8937v953" svg:viewBox="0 0 1 954">
          <text:p/>
        </draw:connector>
        <draw:custom-shape draw:style-name="gr1" draw:text-style-name="P2" xml:id="id10" draw:id="id10" draw:layer="layout" svg:width="5.08cm" svg:height="1.27cm" svg:x="11.16cm" svg:y="17.51cm">
          <text:p text:style-name="P1">Decrement bottles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5.08cm" svg:height="1.587cm" svg:x="11.16cm" svg:y="19.415cm">
          <text:p text:style-name="P1">Is bottles 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line-skew="-2.992cm" svg:x1="11.16cm" svg:y1="20.209cm" svg:x2="13.7cm" svg:y2="9.413cm" draw:start-shape="id8" draw:start-glue-point="5" draw:end-shape="id9" draw:end-glue-point="0" svg:d="M11160 20209h-3493v-10796h6033" svg:viewBox="0 0 6034 10797">
          <text:p/>
        </draw:connector>
        <draw:custom-shape draw:style-name="gr12" draw:text-style-name="P7" draw:layer="layout" svg:width="1.587cm" svg:height="0.635cm" svg:x="7.985cm" svg:y="19.732cm">
          <text:p text:style-name="P1">No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13.7cm" svg:y1="16.557cm" svg:x2="13.7cm" svg:y2="17.51cm" draw:start-shape="id5" draw:start-glue-point="2" draw:end-shape="id10" draw:end-glue-point="0" svg:d="M13700 16557v953" svg:viewBox="0 0 1 954">
          <text:p/>
        </draw:connector>
        <draw:connector draw:style-name="gr14" draw:text-style-name="P4" draw:layer="layout" svg:x1="13.7cm" svg:y1="18.78cm" svg:x2="13.7cm" svg:y2="19.415cm" draw:start-shape="id10" draw:start-glue-point="2" draw:end-shape="id8" draw:end-glue-point="4" svg:d="M13700 18780v635" svg:viewBox="0 0 1 636">
          <text:p/>
        </draw:connector>
        <draw:custom-shape draw:style-name="gr1" draw:text-style-name="P2" xml:id="id11" draw:id="id11" draw:layer="layout" svg:width="5.08cm" svg:height="1.27cm" svg:x="14.335cm" svg:y="22.907cm">
          <text:p text:style-name="P1">Print “Time to buy more beer”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6.24cm" svg:y1="20.209cm" svg:x2="16.875cm" svg:y2="22.907cm" draw:start-shape="id8" draw:start-glue-point="7" draw:end-shape="id11" draw:end-glue-point="0" svg:d="M16240 20209h635v2698" svg:viewBox="0 0 636 2699">
          <text:p text:style-name="P5">Yes</text:p>
        </draw:connector>
        <draw:connector draw:style-name="gr16" draw:text-style-name="P9" draw:layer="layout" draw:line-skew="-0.769cm" svg:x1="7.35cm" svg:y1="5.286cm" svg:x2="16.774cm" svg:y2="21.941cm" draw:start-shape="id2" draw:start-glue-point="5" svg:d="M7350 5286h-1270v16655h10694" svg:viewBox="0 0 10695 16656">
          <text:p text:style-name="P8"><text:span text:style-name="T1">No</text:span></text:p>
        </draw:connector>
        <draw:custom-shape draw:style-name="gr2" draw:text-style-name="P3" xml:id="id12" draw:id="id12" draw:layer="layout" svg:width="4.445cm" svg:height="0.953cm" svg:x="14.652cm" svg:y="25.447cm">
          <text:p text:style-name="P3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svg:x1="16.875cm" svg:y1="24.177cm" svg:x2="16.874cm" svg:y2="25.447cm" draw:start-shape="id11" draw:start-glue-point="2" draw:end-shape="id12" draw:end-glue-point="0" svg:d="M16875 24177v635h-1v635" svg:viewBox="0 0 2 1271">
          <text:p/>
        </draw:connector>
        <draw:custom-shape draw:style-name="gr18" draw:text-style-name="P11" draw:layer="layout" svg:width="6.032cm" svg:height="2.857cm" svg:x="1cm" svg:y="1cm">
          <text:p text:style-name="P10"><text:span text:style-name="T2">CSD 325</text:span></text:p>
          <text:p text:style-name="P10"><text:span text:style-name="T2">Module 1.3: On the Wall + Flowchart</text:span></text:p>
          <text:p text:style-name="P10"><text:span text:style-name="T2">Isaac Ellingson</text:span></text:p>
          <text:p text:style-name="P10"><text:span text:style-name="T2">10/25/2025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12:00:51.596362069</meta:creation-date>
    <dc:date>2025-10-25T12:11:18.549846314</dc:date>
    <meta:editing-duration>PT13S</meta:editing-duration>
    <meta:editing-cycles>1</meta:editing-cycles>
    <meta:document-statistic meta:object-count="26"/>
    <meta:generator>LibreOffice/24.2.7.2$Linux_X86_64 LibreOffice_project/420$Build-2</meta:generator>
  </office:meta>
</office:document-meta>
</file>